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99ff66"/>
      <style:text-properties fo:color="#000000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9"/>
        <table:table-column table:style-name="co3" table:number-columns-repeated="101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table:style-name="Default"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SP_HI_RD</text:p>
          </table:table-cell>
          <table:table-cell office:value-type="string" calcext:value-type="string">
            <text:p>SP_HI_WR</text:p>
          </table:table-cell>
          <table:table-cell office:value-type="string" calcext:value-type="string">
            <text:p>SP_LO_RD</text:p>
          </table:table-cell>
          <table:table-cell office:value-type="string" calcext:value-type="string">
            <text:p>SP_LO_WR</text:p>
          </table:table-cell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FUN2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style-name="Default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8];8)" office:value-type="string" office:string-value="00000480" calcext:value-type="string">
            <text:p>00000480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1152" calcext:value-type="float">
            <text:p>1152</text:p>
          </table:table-cell>
          <table:table-cell table:style-name="Default"/>
          <table:table-cell table:number-columns-repeated="20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0];8)" office:value-type="string" office:string-value="00000300" calcext:value-type="string">
            <text:p>000003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768" calcext:value-type="float">
            <text:p>768</text:p>
          </table:table-cell>
          <table:table-cell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];8)" office:value-type="string" office:string-value="80000000" calcext:value-type="string">
            <text:p>8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2];8)" office:value-type="string" office:string-value="00008100" calcext:value-type="string">
            <text:p>000081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];8)" office:value-type="string" office:string-value="80000000" calcext:value-type="string">
            <text:p>8000000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4];8)" office:value-type="string" office:string-value="00004100" calcext:value-type="string">
            <text:p>000041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];8)" office:value-type="string" office:string-value="80000000" calcext:value-type="string">
            <text:p>800000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16];8)" office:value-type="string" office:string-value="00044000" calcext:value-type="string">
            <text:p>00044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7];8)" office:value-type="string" office:string-value="00001000" calcext:value-type="string">
            <text:p>000010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8];8)" office:value-type="string" office:string-value="00048000" calcext:value-type="string">
            <text:p>00048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9];8)" office:value-type="string" office:string-value="00001000" calcext:value-type="string">
            <text:p>000010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0];8)" office:value-type="string" office:string-value="00010100" calcext:value-type="string">
            <text:p>000101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65792" calcext:value-type="float">
            <text:p>65792</text:p>
          </table:table-cell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1];8)" office:value-type="string" office:string-value="80000000" calcext:value-type="string">
            <text:p>800000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2];8)" office:value-type="string" office:string-value="00040080" calcext:value-type="string">
            <text:p>0004008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62272" calcext:value-type="float">
            <text:p>262272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3];8)" office:value-type="string" office:string-value="00001000" calcext:value-type="string">
            <text:p>0000100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4];8)" office:value-type="string" office:string-value="80000000" calcext:value-type="string">
            <text:p>80000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5];8)" office:value-type="string" office:string-value="00040200" calcext:value-type="string">
            <text:p>000402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62656" calcext:value-type="float">
            <text:p>262656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6];8)" office:value-type="string" office:string-value="00001000" calcext:value-type="string">
            <text:p>000010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4096" calcext:value-type="float">
            <text:p>4096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7];8)" office:value-type="string" office:string-value="80000000" calcext:value-type="string">
            <text:p>80000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28];8)" office:value-type="string" office:string-value="000000E0" calcext:value-type="string">
            <text:p>000000E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24" calcext:value-type="float">
            <text:p>224</text:p>
          </table:table-cell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9];8)" office:value-type="string" office:string-value="80000000" calcext:value-type="string">
            <text:p>80000000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0];8)" office:value-type="string" office:string-value="000000E1" calcext:value-type="string">
            <text:p>000000E1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25" calcext:value-type="float">
            <text:p>225</text:p>
          </table:table-cell>
          <table:table-cell table:style-name="ce1"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1];8)" office:value-type="string" office:string-value="80000000" calcext:value-type="string">
            <text:p>80000000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2];8)" office:value-type="string" office:string-value="00044000" calcext:value-type="string">
            <text:p>00044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78528" calcext:value-type="float">
            <text:p>278528</text:p>
          </table:table-cell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3];8)" office:value-type="string" office:string-value="00200100" calcext:value-type="string">
            <text:p>002001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097408" calcext:value-type="float">
            <text:p>2097408</text:p>
          </table:table-cell>
          <table:table-cell table:style-name="Default"/>
          <table:table-cell table:number-columns-repeated="7"/>
          <table:table-cell table:style-name="ce9"/>
          <table:table-cell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4];8)" office:value-type="string" office:string-value="00001000" calcext:value-type="string">
            <text:p>000010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4096" calcext:value-type="float">
            <text:p>4096</text:p>
          </table:table-cell>
          <table:table-cell table:style-name="Default"/>
          <table:table-cell table:number-columns-repeated="7"/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5];8)" office:value-type="string" office:string-value="80000000" calcext:value-type="string">
            <text:p>80000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2147483648" calcext:value-type="float">
            <text:p>214748364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36];8)" office:value-type="string" office:string-value="00044000" calcext:value-type="string">
            <text:p>00044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78528" calcext:value-type="float">
            <text:p>278528</text:p>
          </table:table-cell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7];8)" office:value-type="string" office:string-value="00100080" calcext:value-type="string">
            <text:p>0010008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1048704" calcext:value-type="float">
            <text:p>1048704</text:p>
          </table:table-cell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8];8)" office:value-type="string" office:string-value="00001000" calcext:value-type="string">
            <text:p>0000100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9];8)" office:value-type="string" office:string-value="80000000" calcext:value-type="string">
            <text:p>80000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0];8)" office:value-type="string" office:string-value="40000000" calcext:value-type="string">
            <text:p>4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1073741824" calcext:value-type="float">
            <text:p>1073741824</text:p>
          </table:table-cell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1];8)" office:value-type="string" office:string-value="00000800" calcext:value-type="string">
            <text:p>000008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2048" calcext:value-type="float">
            <text:p>2048</text:p>
          </table:table-cell>
          <table:table-cell table:style-name="Default"/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2];8)" office:value-type="string" office:string-value="80000000" calcext:value-type="string">
            <text:p>800000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3];8)" office:value-type="string" office:string-value="00044000" calcext:value-type="string">
            <text:p>00044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78528" calcext:value-type="float">
            <text:p>278528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4];8)" office:value-type="string" office:string-value="00001000" calcext:value-type="string">
            <text:p>00001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4096" calcext:value-type="float">
            <text:p>4096</text:p>
          </table:table-cell>
          <table:table-cell table:style-name="Default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5];8)" office:value-type="string" office:string-value="00048000" calcext:value-type="string">
            <text:p>00048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294912" calcext:value-type="float">
            <text:p>294912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6];8)" office:value-type="string" office:string-value="00080000" calcext:value-type="string">
            <text:p>00080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524288" calcext:value-type="float">
            <text:p>524288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7];8)" office:value-type="string" office:string-value="80000000" calcext:value-type="string">
            <text:p>8000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48];8)" office:value-type="string" office:string-value="00044000" calcext:value-type="string">
            <text:p>00044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49];8)" office:value-type="string" office:string-value="00001000" calcext:value-type="string">
            <text:p>00001000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0];8)" office:value-type="string" office:string-value="00048000" calcext:value-type="string">
            <text:p>00048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1];8)" office:value-type="string" office:string-value="00001000" calcext:value-type="string">
            <text:p>00001000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52];8)" office:value-type="string" office:string-value="20000000" calcext:value-type="string">
            <text:p>20000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536870912" calcext:value-type="float">
            <text:p>536870912</text:p>
          </table:table-cell>
          <table:table-cell/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9" table:number-columns-repeated="2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3];8)" office:value-type="string" office:string-value="00080000" calcext:value-type="string">
            <text:p>00080000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4];8)" office:value-type="string" office:string-value="80000000" calcext:value-type="string">
            <text:p>80000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55];8)" office:value-type="string" office:string-value="00044000" calcext:value-type="string">
            <text:p>00044000</text:p>
          </table:table-cell>
          <table:table-cell table:formula="of:=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6];8)" office:value-type="string" office:string-value="00001000" calcext:value-type="string">
            <text:p>00001000</text:p>
          </table:table-cell>
          <table:table-cell table:formula="of:=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7];8)" office:value-type="string" office:string-value="00048000" calcext:value-type="string">
            <text:p>00048000</text:p>
          </table:table-cell>
          <table:table-cell table:formula="of:=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8];8)" office:value-type="string" office:string-value="00001000" calcext:value-type="string">
            <text:p>00001000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59];8)" office:value-type="string" office:string-value="10000000" calcext:value-type="string">
            <text:p>1000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268435456" calcext:value-type="float">
            <text:p>268435456</text:p>
          </table:table-cell>
          <table:table-cell/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28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0];8)" office:value-type="string" office:string-value="00080000" calcext:value-type="string">
            <text:p>00080000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1];8)" office:value-type="string" office:string-value="80000000" calcext:value-type="string">
            <text:p>80000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62];8)" office:value-type="string" office:string-value="00044000" calcext:value-type="string">
            <text:p>00044000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3];8)" office:value-type="string" office:string-value="00001000" calcext:value-type="string">
            <text:p>00001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4];8)" office:value-type="string" office:string-value="00048000" calcext:value-type="string">
            <text:p>00048000</text:p>
          </table:table-cell>
          <table:table-cell table:formula="of:=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5];8)" office:value-type="string" office:string-value="00001000" calcext:value-type="string">
            <text:p>00001000</text:p>
          </table:table-cell>
          <table:table-cell table:formula="of:=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66];8)" office:value-type="string" office:string-value="08000000" calcext:value-type="string">
            <text:p>08000000</text:p>
          </table:table-cell>
          <table:table-cell table:formula="of:=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" office:value-type="float" office:value="134217728" calcext:value-type="float">
            <text:p>134217728</text:p>
          </table:table-cell>
          <table:table-cell/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27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7];8)" office:value-type="string" office:string-value="00080000" calcext:value-type="string">
            <text:p>00080000</text:p>
          </table:table-cell>
          <table:table-cell table:formula="of:=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8];8)" office:value-type="string" office:string-value="80000000" calcext:value-type="string">
            <text:p>80000000</text:p>
          </table:table-cell>
          <table:table-cell table:formula="of:=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69];8)" office:value-type="string" office:string-value="00044000" calcext:value-type="string">
            <text:p>00044000</text:p>
          </table:table-cell>
          <table:table-cell table:formula="of:=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0];8)" office:value-type="string" office:string-value="00001000" calcext:value-type="string">
            <text:p>00001000</text:p>
          </table:table-cell>
          <table:table-cell table:formula="of:=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1];8)" office:value-type="string" office:string-value="00048000" calcext:value-type="string">
            <text:p>00048000</text:p>
          </table:table-cell>
          <table:table-cell table:formula="of:=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2];8)" office:value-type="string" office:string-value="00001000" calcext:value-type="string">
            <text:p>00001000</text:p>
          </table:table-cell>
          <table:table-cell table:formula="of:=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3];8)" office:value-type="string" office:string-value="04000000" calcext:value-type="string">
            <text:p>04000000</text:p>
          </table:table-cell>
          <table:table-cell table:formula="of:=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" office:value-type="float" office:value="67108864" calcext:value-type="float">
            <text:p>67108864</text:p>
          </table:table-cell>
          <table:table-cell/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9" table:number-columns-repeated="26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4];8)" office:value-type="string" office:string-value="00080000" calcext:value-type="string">
            <text:p>00080000</text:p>
          </table:table-cell>
          <table:table-cell table:formula="of:=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5];8)" office:value-type="string" office:string-value="80000000" calcext:value-type="string">
            <text:p>80000000</text:p>
          </table:table-cell>
          <table:table-cell table:formula="of:=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76];8)" office:value-type="string" office:string-value="000000DC" calcext:value-type="string">
            <text:p>000000DC</text:p>
          </table:table-cell>
          <table:table-cell table:formula="of:=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" office:value-type="float" office:value="220" calcext:value-type="float">
            <text:p>220</text:p>
          </table:table-cell>
          <table:table-cell table:style-name="Default"/>
          <table:table-cell table:number-columns-repeated="22"/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7];8)" office:value-type="string" office:string-value="80000000" calcext:value-type="string">
            <text:p>80000000</text:p>
          </table:table-cell>
          <table:table-cell table:formula="of:=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78];8)" office:value-type="string" office:string-value="000000E8" calcext:value-type="string">
            <text:p>000000E8</text:p>
          </table:table-cell>
          <table:table-cell table:formula="of:=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" office:value-type="float" office:value="232" calcext:value-type="float">
            <text:p>232</text:p>
          </table:table-cell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9];8)" office:value-type="string" office:string-value="80000000" calcext:value-type="string">
            <text:p>80000000</text:p>
          </table:table-cell>
          <table:table-cell table:formula="of:=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80];8)" office:value-type="string" office:string-value="000000E9" calcext:value-type="string">
            <text:p>000000E9</text:p>
          </table:table-cell>
          <table:table-cell table:formula="of:=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" office:value-type="float" office:value="233" calcext:value-type="float">
            <text:p>233</text:p>
          </table:table-cell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80000000" calcext:value-type="string">
            <text:p>80000000</text:p>
          </table:table-cell>
          <table:table-cell table:formula="of:=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82];8)" office:value-type="string" office:string-value="000000D0" calcext:value-type="string">
            <text:p>000000D0</text:p>
          </table:table-cell>
          <table:table-cell table:formula="of:=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" office:value-type="float" office:value="208" calcext:value-type="float">
            <text:p>208</text:p>
          </table:table-cell>
          <table:table-cell table:style-name="Default"/>
          <table:table-cell table:number-columns-repeated="23"/>
          <table:table-cell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80000000" calcext:value-type="string">
            <text:p>80000000</text:p>
          </table:table-cell>
          <table:table-cell table:formula="of:=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84];8)" office:value-type="string" office:string-value="000000C8" calcext:value-type="string">
            <text:p>000000C8</text:p>
          </table:table-cell>
          <table:table-cell table:formula="of:=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" office:value-type="float" office:value="200" calcext:value-type="float">
            <text:p>200</text:p>
          </table:table-cell>
          <table:table-cell table:style-name="Default"/>
          <table:table-cell table:number-columns-repeated="2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5];8)" office:value-type="string" office:string-value="80000000" calcext:value-type="string">
            <text:p>80000000</text:p>
          </table:table-cell>
          <table:table-cell table:formula="of:=[.G85]*[.$G$1]+[.H85]*[.$H$1]+[.I85]*[.$I$1]+[.J85]*[.$J$1]+[.K85]*[.$K$1]+[.L85]*[.$L$1]+[.M85]*[.$M$1]+[.N85]*[.$N$1]+[.O85]*[.$O$1]+[.P85]*[.$P$1]+[.Q85]*[.$Q$1]+[.R85]*[.$R$1]+[.S85]*[.$S$1]+[.T85]*[.$T$1]+[.U85]*[.$U$1]+[.V85]*[.$V$1]+[.W85]*[.$W$1]+[.X85]*[.$X$1]+[.Y85]*[.$Y$1]+[.Z85]*[.$Z$1]+[.AA85]*[.$AA$1]+[.AB85]*[.$AB$1]+[.AC85]*[.$AC$1]+[.AD85]*[.$AD$1]+[.AE85]*[.$AE$1]+[.AF85]*[.$AF$1]+[.AG85]*[.$AG$1]+[.AH85]*[.$AH$1]+[.AI85]*[.$AI$1]+[.AJ85]*[.$AJ$1]+[.AK85]*[.$AK$1]+[.AL8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USH PSW</text:p>
          </table:table-cell>
          <table:table-cell table:number-columns-repeated="2"/>
          <table:table-cell table:formula="of:=DEC2HEX([.F86];8)" office:value-type="string" office:string-value="00000000" calcext:value-type="string">
            <text:p>00000000</text:p>
          </table:table-cell>
          <table:table-cell table:formula="of:=[.G86]*[.$G$1]+[.H86]*[.$H$1]+[.I86]*[.$I$1]+[.J86]*[.$J$1]+[.K86]*[.$K$1]+[.L86]*[.$L$1]+[.M86]*[.$M$1]+[.N86]*[.$N$1]+[.O86]*[.$O$1]+[.P86]*[.$P$1]+[.Q86]*[.$Q$1]+[.R86]*[.$R$1]+[.S86]*[.$S$1]+[.T86]*[.$T$1]+[.U86]*[.$U$1]+[.V86]*[.$V$1]+[.W86]*[.$W$1]+[.X86]*[.$X$1]+[.Y86]*[.$Y$1]+[.Z86]*[.$Z$1]+[.AA86]*[.$AA$1]+[.AB86]*[.$AB$1]+[.AC86]*[.$AC$1]+[.AD86]*[.$AD$1]+[.AE86]*[.$AE$1]+[.AF86]*[.$AF$1]+[.AG86]*[.$AG$1]+[.AH86]*[.$AH$1]+[.AI86]*[.$AI$1]+[.AJ86]*[.$AJ$1]+[.AK86]*[.$AK$1]+[.AL86]*[.$AL$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formula="of:=DEC2HEX([.F87];8)" office:value-type="string" office:string-value="00000000" calcext:value-type="string">
            <text:p>00000000</text:p>
          </table:table-cell>
          <table:table-cell table:formula="of:=[.G87]*[.$G$1]+[.H87]*[.$H$1]+[.I87]*[.$I$1]+[.J87]*[.$J$1]+[.K87]*[.$K$1]+[.L87]*[.$L$1]+[.M87]*[.$M$1]+[.N87]*[.$N$1]+[.O87]*[.$O$1]+[.P87]*[.$P$1]+[.Q87]*[.$Q$1]+[.R87]*[.$R$1]+[.S87]*[.$S$1]+[.T87]*[.$T$1]+[.U87]*[.$U$1]+[.V87]*[.$V$1]+[.W87]*[.$W$1]+[.X87]*[.$X$1]+[.Y87]*[.$Y$1]+[.Z87]*[.$Z$1]+[.AA87]*[.$AA$1]+[.AB87]*[.$AB$1]+[.AC87]*[.$AC$1]+[.AD87]*[.$AD$1]+[.AE87]*[.$AE$1]+[.AF87]*[.$AF$1]+[.AG87]*[.$AG$1]+[.AH87]*[.$AH$1]+[.AI87]*[.$AI$1]+[.AJ87]*[.$AJ$1]+[.AK87]*[.$AK$1]+[.AL87]*[.$AL$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21:46:58.210762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5-17T21:48:27.890716939</dc:date>
    <meta:editing-duration>PT19H25M14S</meta:editing-duration>
    <meta:editing-cycles>117</meta:editing-cycles>
    <meta:generator>LibreOffice/4.3.3.2$Linux_X86_64 LibreOffice_project/430m0$Build-2</meta:generator>
    <meta:document-statistic meta:table-count="1" meta:cell-count="546" meta:object-count="0"/>
  </office:meta>
</office:document-meta>
</file>